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a49" officeooo:paragraph-rsid="00189a49"/>
    </style:style>
    <style:style style:name="P2" style:family="paragraph" style:parent-style-name="Table_20_Contents">
      <style:text-properties officeooo:rsid="001a0441" officeooo:paragraph-rsid="001a0441"/>
    </style:style>
    <style:style style:name="P3" style:family="paragraph" style:parent-style-name="Table_20_Contents">
      <style:text-properties officeooo:rsid="001a0441" officeooo:paragraph-rsid="001d2caf"/>
    </style:style>
    <style:style style:name="P4" style:family="paragraph" style:parent-style-name="Table_20_Contents">
      <style:text-properties officeooo:rsid="001b9ccc" officeooo:paragraph-rsid="001b9ccc"/>
    </style:style>
    <style:style style:name="P5" style:family="paragraph" style:parent-style-name="Table_20_Contents">
      <style:text-properties officeooo:rsid="001d2caf" officeooo:paragraph-rsid="001d2caf"/>
    </style:style>
    <style:style style:name="T1" style:family="text">
      <style:text-properties officeooo:rsid="001ea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009922991824">
          <table:table-cell table:style-name="Tabla1.A1" office:value-type="string">
            <text:p text:style-name="Table_20_Contents"/>
          </table:table-cell>
        </table:table-row>
        <table:table-row table:style-name="TableLine2009922991824">
          <table:table-cell table:style-name="Tabla1.A2" office:value-type="string">
            <text:p text:style-name="P1">PAISOS {_id_pais_, nom}</text:p>
          </table:table-cell>
        </table:table-row>
        <table:table-row table:style-name="TableLine2009922991824">
          <table:table-cell table:style-name="Tabla1.A2" office:value-type="string">
            <text:p text:style-name="P1">SEXES {_id_sexe_, nom}</text:p>
          </table:table-cell>
        </table:table-row>
        <table:table-row table:style-name="TableLine2009922991824">
          <table:table-cell table:style-name="Tabla1.A2" office:value-type="string">
            <text:p text:style-name="P1">TIPUS_USUARI{_id_tipus_user, nom}</text:p>
          </table:table-cell>
        </table:table-row>
        <table:table-row table:style-name="TableLine2009922991824">
          <table:table-cell table:style-name="Tabla1.A2" office:value-type="string">
            <text:p text:style-name="P1">USUARIS{_id_usuari, nom, password, mai, data_nai, <text:span text:style-name="T1">id_tipus_user, </text:span>id_pais, id_sexe, codi_postal} ON {id_pais} REF PAISOS &amp; ON {id_sexe} REF SEXES</text:p>
          </table:table-cell>
        </table:table-row>
        <table:table-row table:style-name="TableLine2009922991824">
          <table:table-cell table:style-name="Tabla1.A2" office:value-type="string">
            <text:p text:style-name="P1">TARJETES_CREDIT{_id_usuari_, _num_tarjeta_, mes_caducitat, any_caducitat} ON {id_usuari} REF USUARIS</text:p>
          </table:table-cell>
        </table:table-row>
        <table:table-row table:style-name="TableLine2009922991824">
          <table:table-cell table:style-name="Tabla1.A2" office:value-type="string">
            <text:p text:style-name="P1">PAYPAL{_id_usuari_, _paypal_user_} ON {_id_usuari} REF USUARIS</text:p>
          </table:table-cell>
        </table:table-row>
        <table:table-row table:style-name="TableLine2009922991824">
          <table:table-cell table:style-name="Tabla1.A2" office:value-type="string">
            <text:p text:style-name="P1">TIPUS_PAGAMENT{_id_tipus_pagament, nom}</text:p>
          </table:table-cell>
        </table:table-row>
        <table:table-row table:style-name="TableLine2009922991824">
          <table:table-cell table:style-name="Tabla1.A2" office:value-type="string">
            <text:p text:style-name="P1">SUSCRIPCIONS{_id_subscripcio_, id_usuari, id_tipus_pagament, data_inici, data_renovacio) ON {id_usuari} REF USUARIS &amp; ON {id_tipus_pagament} REF TIPUS_PAGAMENT</text:p>
          </table:table-cell>
        </table:table-row>
        <table:table-row table:style-name="TableLine2009922991824">
          <table:table-cell table:style-name="Tabla1.A2" office:value-type="string">
            <text:p text:style-name="P2">PAGAMENTS{_id_pagament_, id_usuari, data, total} ON {id_usuari} REF USUARIS</text:p>
          </table:table-cell>
        </table:table-row>
        <table:table-row table:style-name="TableLine2009922991824">
          <table:table-cell table:style-name="Tabla1.A2" office:value-type="string">
            <text:p text:style-name="P2">ESTATS_PLAYLIST{_id_estat_, nom}</text:p>
          </table:table-cell>
        </table:table-row>
        <table:table-row table:style-name="TableLine2009922991824">
          <table:table-cell table:style-name="Tabla1.A2" office:value-type="string">
            <text:p text:style-name="P2">PLAYLISTS{_id_playlist_, id_usuari, id_estat, titol, numero_cancons, data_creacio, data_eliminacio} ON {id_usuari} REF USUARIS &amp; ON {id_estat} REF ESTATS_PLAYLIST</text:p>
          </table:table-cell>
        </table:table-row>
        <table:table-row table:style-name="TableLine2009922991824">
          <table:table-cell table:style-name="Tabla1.A2" office:value-type="string">
            <text:p text:style-name="P4">ARTISTES{_id_artista_, nom, imatge_artista}</text:p>
          </table:table-cell>
        </table:table-row>
        <table:table-row table:style-name="TableLine2009922991824">
          <table:table-cell table:style-name="Tabla1.A2" office:value-type="string">
            <text:p text:style-name="P4">ARTISTES_SIMILIARS{_id_artista_, _id_artista} ON {id_artista} REF ARTISTES</text:p>
          </table:table-cell>
        </table:table-row>
        <table:table-row table:style-name="TableLine2009922991824">
          <table:table-cell table:style-name="Tabla1.A2" office:value-type="string">
            <text:p text:style-name="P4">ALBUMS{_id_album_, id_artista, titol, any_publicacio, portada} ON {id_artista} REF ARTISTES</text:p>
          </table:table-cell>
        </table:table-row>
        <table:table-row table:style-name="TableLine2009922991824">
          <table:table-cell table:style-name="Tabla1.A2" office:value-type="string">
            <text:p text:style-name="P4">CANCONS{_id_canco_, id_album, titol, durada, reproduccions} ON {id_album} REF ALBUMS</text:p>
          </table:table-cell>
        </table:table-row>
        <table:table-row table:style-name="TableLine2009922991824">
          <table:table-cell table:style-name="Tabla1.A2" office:value-type="string">
            <text:p text:style-name="P3">PLAYLIST_CANCONS{_id_playlist_, _id_canco_, id_usuari, data} ON {id_playlist} REF PLAYLISTS &amp; ON {id_usuari} REF USUARIS AND ON {id_canco} REF CANCONS</text:p>
          </table:table-cell>
        </table:table-row>
        <table:table-row table:style-name="TableLine2009922991824">
          <table:table-cell table:style-name="Tabla1.A2" office:value-type="string">
            <text:p text:style-name="P5">ALBUMS_FAVORITS{_id_usuari_, _id_album_} ON {_id_usuari} REF USUARIS &amp; ON {id_album} REF ALBUMS</text:p>
          </table:table-cell>
        </table:table-row>
        <table:table-row table:style-name="TableLine2009922991824">
          <table:table-cell table:style-name="Tabla1.A2" office:value-type="string">
            <text:p text:style-name="P5">CANCONS_FAVORITS{_id_usuari_, _id_canco_} ON {id_usuari} REF USUARIS &amp; ON {id_canco} REF CANCONS</text:p>
          </table:table-cell>
        </table:table-row>
        <table:table-row table:style-name="TableLine2009922991824">
          <table:table-cell table:style-name="Tab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wiss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MS Mincho" style:font-family-asian="'MS Minch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MS Mincho" style:font-family-asian="'MS Mincho'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MS Mincho" style:font-family-asian="'MS Mincho'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5:37:08.083000000</meta:creation-date>
    <dc:date>2022-02-14T16:02:58.780000000</dc:date>
    <meta:editing-duration>PT25M49S</meta:editing-duration>
    <meta:editing-cycles>5</meta:editing-cycles>
    <meta:generator>LibreOffice/7.2.4.1$Windows_X86_64 LibreOffice_project/27d75539669ac387bb498e35313b970b7fe9c4f9</meta:generator>
    <meta:document-statistic meta:table-count="1" meta:image-count="0" meta:object-count="0" meta:page-count="1" meta:paragraph-count="18" meta:word-count="149" meta:character-count="1484" meta:non-whitespace-character-count="1353"/>
  </office:meta>
</office:document-meta>
</file>